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intGray">
      <style:paragraph-properties style:writing-mode="lr-tb"/>
    </style:style>
    <style:style style:name="gr2" style:family="graphic" style:parent-style-name="Text_20_entry_20_enabled">
      <style:paragraph-properties style:writing-mode="lr-tb"/>
    </style:style>
    <style:style style:name="gr3" style:family="graphic" style:parent-style-name="text">
      <style:graphic-properties fo:min-height="0.484cm"/>
      <style:paragraph-properties style:writing-mode="lr-tb"/>
    </style:style>
    <style:style style:name="gr4" style:family="graphic" style:parent-style-name="text">
      <style:graphic-properties fo:min-height="0.366cm"/>
      <style:paragraph-properties style:writing-mode="lr-tb"/>
    </style:style>
    <style:style style:name="gr5" style:family="graphic" style:parent-style-name="Radio_20_button">
      <style:graphic-properties fo:min-height="0cm" fo:min-width="0cm"/>
    </style:style>
    <style:style style:name="gr6" style:family="graphic" style:parent-style-name="Command_20_button_20_enabled">
      <style:paragraph-properties style:writing-mode="lr-tb"/>
    </style:style>
    <style:style style:name="gr7" style:family="graphic" style:parent-style-name="Focus_20_indicator">
      <style:graphic-properties fo:min-height="0cm" fo:min-width="0cm"/>
    </style:style>
    <style:style style:name="gr8" style:family="graphic" style:parent-style-name="Text_20_entry_20_disabled">
      <style:paragraph-properties style:writing-mode="lr-tb"/>
    </style:style>
    <style:style style:name="gr9" style:family="graphic" style:parent-style-name="Tab_20_active">
      <style:paragraph-properties style:writing-mode="lr-tb"/>
    </style:style>
    <style:style style:name="gr10" style:family="graphic" style:parent-style-name="UIBlack">
      <style:paragraph-properties style:writing-mode="lr-tb"/>
    </style:style>
    <style:style style:name="gr11" style:family="graphic" style:parent-style-name="MintGray">
      <style:graphic-properties fo:min-height="0cm" fo:min-width="4.436cm"/>
      <style:paragraph-properties style:writing-mode="lr-tb"/>
    </style:style>
    <style:style style:name="gr12" style:family="graphic" style:parent-style-name="Tab_20_active">
      <style:graphic-properties draw:fill="none" fo:min-height="1.408cm" fo:min-width="6.668cm"/>
      <style:paragraph-properties style:writing-mode="lr-tb"/>
    </style:style>
    <style:style style:name="gr13" style:family="graphic" style:parent-style-name="Text_20_entry_20_enabled">
      <style:graphic-properties fo:min-height="3.569cm" fo:min-width="11.201cm"/>
    </style:style>
    <style:style style:name="gr14" style:family="graphic" style:parent-style-name="Command_20_button_20_enabled">
      <style:graphic-properties fo:min-height="0.602cm" fo:min-width="1.4cm"/>
      <style:paragraph-properties style:writing-mode="lr-tb"/>
    </style:style>
    <style:style style:name="gr15" style:family="graphic" style:parent-style-name="Text_20_entry_20_enabled">
      <style:graphic-properties fo:min-height="0.35cm" fo:min-width="0.15cm"/>
    </style:style>
    <style:style style:name="gr16" style:family="graphic" style:parent-style-name="Text_20_entry_20_disabled">
      <style:graphic-properties fo:min-height="0.601cm" fo:min-width="2.301cm"/>
      <style:paragraph-properties style:writing-mode="lr-tb"/>
    </style:style>
    <style:style style:name="gr17" style:family="graphic" style:parent-style-name="Text_20_entry_20_enabled">
      <style:graphic-properties fo:min-height="0.601cm" fo:min-width="2.4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06cm" fo:min-width="10.965cm"/>
    </style:style>
    <style:style style:name="gr19" style:family="graphic" style:parent-style-name="standard">
      <style:graphic-properties draw:textarea-horizontal-align="justify" draw:textarea-vertical-align="middle" draw:auto-grow-height="false" fo:min-height="5.549cm" fo:min-width="11.66cm"/>
    </style:style>
    <style:style style:name="gr20" style:family="graphic" style:parent-style-name="Text_20_entry_20_enabled">
      <style:graphic-properties fo:min-height="2.713cm" fo:min-width="4.795cm"/>
    </style:style>
    <style:style style:name="gr21" style:family="graphic" style:parent-style-name="Text_20_entry_20_enabled">
      <style:graphic-properties fo:min-height="2.406cm" fo:min-width="8.407cm"/>
    </style:style>
    <style:style style:name="gr22" style:family="graphic" style:parent-style-name="UIBlack">
      <style:graphic-properties fo:min-height="0.351cm" fo:min-width="2.98cm"/>
      <style:paragraph-properties style:writing-mode="lr-tb"/>
    </style:style>
    <style:style style:name="gr23" style:family="graphic" style:parent-style-name="Text_20_entry_20_enabled">
      <style:graphic-properties fo:min-height="0.601cm" fo:min-width="3.187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loext:graphic-properties draw:fill="none"/>
      <style:paragraph-properties fo:margin-left="0cm" fo:margin-right="0cm" fo:text-indent="0cm" style:writing-mode="lr-tb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UI Elements" draw:style-name="dp1" draw:master-page-name="Default">
        <office:forms form:automatic-focus="false" form:apply-design-mode="false"/>
        <draw:custom-shape draw:name="Window" draw:style-name="gr1" draw:text-style-name="P2" draw:layer="layout" svg:width="8.57cm" svg:height="6.34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DialogBox" draw:style-name="gr2" draw:text-style-name="P2" draw:layer="layout" svg:width="4cm" svg:height="4cm" svg:x="16cm" svg:y="12.6cm">
          <text:p text:style-name="P1">Dialog Box</text:p>
          <draw:enhanced-geometry svg:viewBox="0 0 1000 1000" draw:text-areas="0 0 1000 100" draw:type="NonPrimitive" draw:enhanced-path="M 0 0 L 0 1000 1000 1000 1000 0 F Z M 0 100 L 1000 100 F Z N"/>
        </draw:custom-shape>
        <draw:custom-shape draw:name="CheckboxClearedEnabled" draw:style-name="Text_20_entry_20_enabled" draw:text-style-name="P3" draw:layer="layout" svg:width="0.35cm" svg:height="0.35cm" svg:x="1cm" svg:y="9cm">
          <text:p/>
          <draw:enhanced-geometry svg:viewBox="0 0 1000 1000" draw:type="NonPrimitive" draw:enhanced-path="M 0 0 L 1000 0 1000 1000 0 1000 Z N"/>
        </draw:custom-shape>
        <draw:frame draw:style-name="gr3" draw:text-style-name="P5" draw:layer="layout" svg:width="4.75cm" svg:height="0.484cm" svg:x="2cm" svg:y="9cm">
          <draw:text-box>
            <text:p text:style-name="P4">Checkbox Cleared Enabled</text:p>
          </draw:text-box>
        </draw:frame>
        <draw:custom-shape draw:name="CheckboxSetEnabled" draw:style-name="Text_20_entry_20_enabled" draw:text-style-name="P3" draw:layer="layout" svg:width="0.35cm" svg:height="0.35cm" svg:x="1cm" svg:y="10cm">
          <text:p/>
          <draw:enhanced-geometry svg:viewBox="0 0 1000 1000" draw:type="NonPrimitive" draw:enhanced-path="M 0 0 L 1000 0 1000 1000 0 1000 Z M 0 0 L 1000 1000 M 1000 0 L 0 1000 N"/>
        </draw:custom-shape>
        <draw:frame draw:style-name="gr4" draw:text-style-name="P6" draw:layer="layout" svg:width="4.75cm" svg:height="0.366cm" svg:x="2cm" svg:y="10cm">
          <draw:text-box>
            <text:p text:style-name="P4">Checkbox Set Enabled</text:p>
          </draw:text-box>
        </draw:frame>
        <draw:custom-shape draw:name="CheckboxClearedDisabled" draw:style-name="MintGray" draw:text-style-name="P3" draw:layer="layout" svg:width="0.35cm" svg:height="0.35cm" svg:x="1cm" svg:y="11cm">
          <text:p/>
          <draw:enhanced-geometry svg:viewBox="0 0 1000 1000" draw:type="NonPrimitive" draw:enhanced-path="M 0 0 L 1000 0 1000 1000 0 1000 Z N"/>
        </draw:custom-shape>
        <draw:frame draw:style-name="gr3" draw:text-style-name="P5" draw:layer="layout" svg:width="4.75cm" svg:height="0.484cm" svg:x="2cm" svg:y="11cm">
          <draw:text-box>
            <text:p text:style-name="P4">Checkbox Cleared Enabled</text:p>
          </draw:text-box>
        </draw:frame>
        <draw:custom-shape draw:name="CheckboxSetEnabled2" draw:style-name="MintGray" draw:text-style-name="P3" draw:layer="layout" svg:width="0.35cm" svg:height="0.35cm" svg:x="1cm" svg:y="12cm">
          <text:p/>
          <draw:enhanced-geometry svg:viewBox="0 0 1000 1000" draw:type="NonPrimitive" draw:enhanced-path="M 0 0 L 1000 0 1000 1000 0 1000 Z M 0 0 L 1000 1000 M 1000 0 L 0 1000 N"/>
        </draw:custom-shape>
        <draw:frame draw:style-name="gr3" draw:text-style-name="P5" draw:layer="layout" svg:width="4.75cm" svg:height="0.484cm" svg:x="2cm" svg:y="12cm">
          <draw:text-box>
            <text:p text:style-name="P4">Checkbox Set Disabled</text:p>
          </draw:text-box>
        </draw:frame>
        <draw:custom-shape draw:name="RadioButtonClearedEnabled" draw:style-name="Text_20_entry_20_enabled" draw:text-style-name="P3" draw:layer="layout" svg:width="0.35cm" svg:height="0.35cm" svg:x="1cm" svg:y="14cm">
          <text:p/>
          <draw:enhanced-geometry svg:viewBox="0 0 1000 1000" draw:type="NonPrimitive" draw:enhanced-path="U 500 500 1000 1000 0 360 Z N"/>
        </draw:custom-shape>
        <draw:frame draw:style-name="gr3" draw:text-style-name="P5" draw:layer="layout" svg:width="4.75cm" svg:height="0.484cm" svg:x="2cm" svg:y="14cm">
          <draw:text-box>
            <text:p text:style-name="P4">Radio Button Cleared Enabled</text:p>
          </draw:text-box>
        </draw:frame>
        <draw:g>
          <draw:custom-shape draw:name="RadioButtonSetEnabled" draw:style-name="Text_20_entry_20_enabled" draw:layer="layout" svg:width="0.35cm" svg:height="0.35cm" svg:x="1cm" svg:y="15cm">
            <text:p/>
            <draw:enhanced-geometry svg:viewBox="0 0 1000 1000" draw:type="NonPrimitive" draw:enhanced-path="U 500 500 1000 1000 0 360 Z N"/>
          </draw:custom-shape>
          <draw:custom-shape draw:name="RadioButtonSetEnabled" draw:style-name="gr5" draw:layer="layout" svg:width="0.35cm" svg:height="0.35cm" svg:x="1cm" svg:y="15cm">
            <text:p/>
            <draw:enhanced-geometry svg:viewBox="0 0 1000 1000" draw:type="NonPrimitive" draw:enhanced-path="U 500 500 700 700 0 360"/>
          </draw:custom-shape>
        </draw:g>
        <draw:frame draw:style-name="gr3" draw:text-style-name="P5" draw:layer="layout" svg:width="4.75cm" svg:height="0.484cm" svg:x="2cm" svg:y="15cm">
          <draw:text-box>
            <text:p text:style-name="P4">Radio Button Set Enabled</text:p>
          </draw:text-box>
        </draw:frame>
        <draw:custom-shape draw:name="RadioButtonClearedDisabled" draw:style-name="MintGray" draw:text-style-name="P3" draw:layer="layout" svg:width="0.35cm" svg:height="0.35cm" svg:x="1cm" svg:y="16cm">
          <text:p/>
          <draw:enhanced-geometry svg:viewBox="0 0 1000 1000" draw:type="NonPrimitive" draw:enhanced-path="U 500 500 1000 1000 0 360 Z N"/>
        </draw:custom-shape>
        <draw:frame draw:style-name="gr3" draw:text-style-name="P5" draw:layer="layout" svg:width="4.75cm" svg:height="0.484cm" svg:x="2cm" svg:y="16cm">
          <draw:text-box>
            <text:p text:style-name="P4">Radio Button Cleared Disabled</text:p>
          </draw:text-box>
        </draw:frame>
        <draw:g>
          <draw:custom-shape draw:name="RadioButtonSetDisabled" draw:style-name="MintGray" draw:layer="layout" svg:width="0.35cm" svg:height="0.35cm" svg:x="1cm" svg:y="17cm">
            <text:p/>
            <draw:enhanced-geometry svg:viewBox="0 0 1000 1000" draw:type="NonPrimitive" draw:enhanced-path="U 500 500 1000 1000 0 360 N Z"/>
          </draw:custom-shape>
          <draw:custom-shape draw:name="RadioButtonSetDisabled" draw:style-name="gr5" draw:layer="layout" svg:width="0.35cm" svg:height="0.35cm" svg:x="1cm" svg:y="17cm">
            <text:p/>
            <draw:enhanced-geometry svg:viewBox="0 0 1000 1000" draw:type="NonPrimitive" draw:enhanced-path="U 500 500 350 350 0 360 N Z"/>
          </draw:custom-shape>
        </draw:g>
        <draw:frame draw:style-name="gr3" draw:text-style-name="P5" draw:layer="layout" svg:width="4.75cm" svg:height="0.484cm" svg:x="2cm" svg:y="17cm">
          <draw:text-box>
            <text:p text:style-name="P4">Radio Button Set Disabled</text:p>
          </draw:text-box>
        </draw:frame>
        <draw:custom-shape draw:name="ButtonEnabled" draw:style-name="gr6" draw:text-style-name="P2" draw:layer="layout" svg:width="2cm" svg:height="0.75cm" svg:x="1cm" svg:y="19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gr3" draw:text-style-name="P5" draw:layer="layout" svg:width="4.75cm" svg:height="0.484cm" svg:x="3.65cm" svg:y="19.2cm">
          <draw:text-box>
            <text:p text:style-name="P4">Command Button Enabled</text:p>
          </draw:text-box>
        </draw:frame>
        <draw:custom-shape draw:name="ButtonDisabled" draw:style-name="gr1" draw:text-style-name="P2" draw:layer="layout" svg:width="2cm" svg:height="0.75cm" svg:x="1cm" svg:y="20.75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gr3" draw:text-style-name="P5" draw:layer="layout" svg:width="4.75cm" svg:height="0.484cm" svg:x="3.65cm" svg:y="20.95cm">
          <draw:text-box>
            <text:p text:style-name="P4">Command Button Disabled</text:p>
          </draw:text-box>
        </draw:frame>
        <draw:custom-shape draw:name="FocusIndicator" draw:style-name="gr7" draw:text-style-name="P3" draw:layer="layout" svg:width="1.75cm" svg:height="0.6cm" svg:x="1cm" svg:y="23.5cm">
          <text:p/>
          <draw:enhanced-geometry svg:viewBox="0 0 1000 375" draw:type="NonPrimitive" draw:enhanced-path="M 25 0 L 975 0 X 1000 25 L 1000 350 Y 975 375 L 25 375 X 0 350 L 0 25 Y 25 0 F Z N"/>
        </draw:custom-shape>
        <draw:frame draw:style-name="gr3" draw:text-style-name="P5" draw:layer="layout" svg:width="4.75cm" svg:height="0.484cm" svg:x="3.65cm" svg:y="23.7cm">
          <draw:text-box>
            <text:p text:style-name="P4">Focus Indicator</text:p>
          </draw:text-box>
        </draw:frame>
        <draw:frame draw:style-name="gr3" draw:text-style-name="P5" draw:layer="layout" svg:width="3cm" svg:height="0.484cm" svg:x="10cm" svg:y="9.12cm">
          <draw:text-box>
            <text:p text:style-name="P4">Text Entry Enabled:</text:p>
          </draw:text-box>
        </draw:frame>
        <draw:custom-shape draw:name="TextEntryEnabled" draw:style-name="Text_20_entry_20_enabled" draw:layer="layout" svg:width="2.5cm" svg:height="0.6cm" svg:x="13.25cm" svg:y="9cm">
          <text:p/>
          <draw:enhanced-geometry svg:viewBox="0 0 1000 130" draw:text-areas="0 0 1000 130" draw:type="NonPrimitive" draw:enhanced-path="M 0 0 L 1000 0 1000 130 0 130 Z N"/>
        </draw:custom-shape>
        <draw:frame draw:style-name="gr3" draw:text-style-name="P5" draw:layer="layout" svg:width="3cm" svg:height="0.484cm" svg:x="10cm" svg:y="10.12cm">
          <draw:text-box>
            <text:p text:style-name="P4">Text Entry Disabled:</text:p>
          </draw:text-box>
        </draw:frame>
        <draw:custom-shape draw:name="TextEntryDisabled" draw:style-name="Text_20_entry_20_disabled" draw:layer="layout" svg:width="2.5cm" svg:height="0.6cm" svg:x="13.25cm" svg:y="10cm">
          <text:p/>
          <draw:enhanced-geometry svg:viewBox="0 0 1000 130" draw:text-areas="0 0 1000 130" draw:type="NonPrimitive" draw:enhanced-path="M 0 0 L 1000 0 1000 130 0 130 Z N"/>
        </draw:custom-shape>
        <draw:custom-shape draw:name="Scrollbar" draw:style-name="UIBlack" draw:text-style-name="P3" draw:layer="layout" svg:width="4cm" svg:height="0.6cm" svg:x="10cm" svg:y="12.5cm">
          <text:p/>
          <draw:enhanced-geometry svg:viewBox="0 0 1000 150" draw:type="NonPrimitive" draw:modifiers="870" draw:enhanced-path="M 0 0 L ?f0 0 ?f0 150 0 150 F Z N M 150 0 L 150 150 F Z N M $0 0 L $0 150 F Z N M 40 75 L 100 40 100 110 Z N M ?f1 75 L ?f2 40 ?f2 110 Z N">
            <draw:equation draw:name="f0" draw:formula="$0+150"/>
            <draw:equation draw:name="f1" draw:formula="$0+100"/>
            <draw:equation draw:name="f2" draw:formula="$0+40"/>
            <draw:handle draw:handle-position="$0 0" draw:handle-range-x-minimum="150"/>
          </draw:enhanced-geometry>
        </draw:custom-shape>
        <draw:frame draw:style-name="gr3" draw:text-style-name="P5" draw:layer="layout" svg:width="4cm" svg:height="0.484cm" svg:x="10cm" svg:y="12cm">
          <draw:text-box>
            <text:p text:style-name="P4">Scrollbar</text:p>
          </draw:text-box>
        </draw:frame>
        <draw:custom-shape draw:name="Slider" draw:style-name="MintGray" draw:text-style-name="P3" draw:layer="layout" svg:width="4cm" svg:height="0.6cm" svg:x="10cm" svg:y="14.5cm">
          <text:p/>
          <draw:enhanced-geometry svg:viewBox="0 0 1000 150" draw:type="NonPrimitive" draw:modifiers="387" draw:enhanced-path="M 0 0 L 1000 0 1000 150 0 15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custom-shape draw:name="SliderThin" draw:style-name="MintGray" draw:text-style-name="P3" draw:layer="layout" svg:width="4cm" svg:height="0.6cm" svg:x="9.976cm" svg:y="15.193cm">
          <text:p/>
          <draw:enhanced-geometry svg:viewBox="0 0 1000 150" draw:type="NonPrimitive" draw:modifiers="387" draw:enhanced-path="M 0 70 L 1000 70 1000 80 0 8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frame draw:style-name="gr3" draw:text-style-name="P5" draw:layer="layout" svg:width="4cm" svg:height="0.484cm" svg:x="10cm" svg:y="14cm">
          <draw:text-box>
            <text:p text:style-name="P4">Slider</text:p>
          </draw:text-box>
        </draw:frame>
        <draw:custom-shape draw:name="SpinArrows" draw:style-name="gr5" draw:layer="layout" svg:width="0.369cm" svg:height="0.427cm" svg:x="16.153cm" svg:y="20.081cm">
          <text:p/>
          <draw:enhanced-geometry svg:viewBox="0 0 883 1000" draw:type="NonPrimitive" draw:enhanced-path="M 441 0 L 700 417 183 417 Z M 441 1000 L 700 583 183 583 Z N"/>
        </draw:custom-shape>
        <draw:frame draw:style-name="gr3" draw:text-style-name="P5" draw:layer="layout" svg:width="2.75cm" svg:height="0.484cm" svg:x="16.85cm" svg:y="20.12cm">
          <draw:text-box>
            <text:p text:style-name="P4">Spin arrows</text:p>
          </draw:text-box>
        </draw:frame>
        <draw:custom-shape draw:name="DropDownArrow" draw:style-name="gr5" draw:layer="layout" svg:width="0.39cm" svg:height="0.452cm" svg:x="16.141cm" svg:y="19.081cm">
          <text:p/>
          <draw:enhanced-geometry svg:viewBox="0 0 1000 1000" draw:type="NonPrimitive" draw:enhanced-path="M 172 270 L 828 270 500 730 Z N"/>
        </draw:custom-shape>
        <draw:frame draw:style-name="gr3" draw:text-style-name="P5" draw:layer="layout" svg:width="2.75cm" svg:height="0.484cm" svg:x="16.85cm" svg:y="19.12cm">
          <draw:text-box>
            <text:p text:style-name="P4">Drop-down arrow</text:p>
          </draw:text-box>
        </draw:frame>
        <draw:custom-shape draw:name="DropDownListEnabled" draw:style-name="gr2" draw:text-style-name="P2" draw:layer="layout" svg:width="4cm" svg:height="4cm" svg:x="10.5cm" svg:y="1cm">
          <text:p text:style-name="P1">Dropdown List En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DropDownListDisabled" draw:style-name="gr8" draw:text-style-name="P2" draw:layer="layout" svg:width="4cm" svg:height="4cm" svg:x="15.5cm" svg:y="1cm">
          <text:p text:style-name="P1">Dropdown List Dis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TreeClosed" draw:style-name="gr5" draw:layer="layout" svg:width="0.179cm" svg:height="0.277cm" svg:x="9.981cm" svg:y="19.027cm">
          <text:p/>
          <draw:enhanced-geometry svg:viewBox="0 0 1000 1000" draw:mirror-horizontal="false" draw:mirror-vertical="false" draw:type="NonPrimitive" draw:enhanced-path="M 0 0 L 1000 500 0 1000 Z N"/>
        </draw:custom-shape>
        <draw:frame draw:style-name="gr3" draw:text-style-name="P5" draw:layer="layout" svg:width="2.25cm" svg:height="0.484cm" svg:x="10.65cm" svg:y="19cm">
          <draw:text-box>
            <text:p text:style-name="P4">Tree closed</text:p>
          </draw:text-box>
        </draw:frame>
        <draw:custom-shape draw:name="TreeOpen" draw:style-name="gr5" draw:layer="layout" svg:width="0.287cm" svg:height="0.205cm" svg:x="9.966cm" svg:y="20.049cm">
          <text:p/>
          <draw:enhanced-geometry svg:viewBox="0 0 1000 1000" draw:mirror-horizontal="false" draw:mirror-vertical="false" draw:type="NonPrimitive" draw:enhanced-path="M 0 0 L 1000 0 500 1000 Z N"/>
        </draw:custom-shape>
        <draw:frame draw:style-name="gr3" draw:text-style-name="P5" draw:layer="layout" svg:width="2.25cm" svg:height="0.484cm" svg:x="10.65cm" svg:y="20cm">
          <draw:text-box>
            <text:p text:style-name="P4">Tree open</text:p>
          </draw:text-box>
        </draw:frame>
        <draw:custom-shape draw:name="TabActive" draw:style-name="gr9" draw:text-style-name="P5" draw:layer="layout" svg:width="4cm" svg:height="2.54cm" svg:x="11.106cm" svg:y="23cm">
          <text:p text:style-name="P6">Active Tab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TabInactive" draw:style-name="gr1" draw:text-style-name="P5" draw:layer="layout" svg:width="2cm" svg:height="0.64cm" svg:x="16cm" svg:y="23cm">
          <text:p text:style-name="P6">Inactive Tab</text:p>
          <draw:enhanced-geometry svg:viewBox="0 0 1000 310" draw:text-areas="10 10 900 300" draw:type="NonPrimitive" draw:enhanced-path="M 0 0 L 1000 0 1000 310 0 310 Z N"/>
        </draw:custom-shape>
        <draw:custom-shape draw:name="ProgressBar" draw:style-name="gr1" draw:text-style-name="P2" draw:layer="layout" svg:width="4cm" svg:height="0.6cm" svg:x="10cm" svg:y="16cm">
          <text:p text:style-name="P1">Progress Bar</text:p>
          <draw:enhanced-geometry svg:viewBox="0 0 1000 65" draw:text-areas="0 0 1000 65" draw:type="NonPrimitive" draw:modifiers="400" draw:enhanced-path="M 0 0 L $0 0 $0 65 0 65 Z N M $0 0 L 1000 0 1000 65 $0 65 F Z N">
            <draw:handle draw:handle-position="$0 0" draw:handle-range-x-minimum="0" draw:handle-range-x-maximum="1000"/>
          </draw:enhanced-geometry>
        </draw:custom-shape>
        <draw:custom-shape draw:name="ListBox" draw:style-name="gr10" draw:text-style-name="P2" draw:layer="layout" svg:width="4cm" svg:height="0.6cm" svg:x="10cm" svg:y="17.5cm">
          <text:p text:style-name="P2">List Box</text:p>
          <draw:enhanced-geometry svg:viewBox="0 0 1000 150" draw:text-areas="0 0 870 150" draw:type="NonPrimitive" draw:modifiers="850" draw:enhanced-path="M 0 0 L ?f0 0 ?f0 150 0 150 F Z N M ?f2 50 L ?f3 50 ?f1 100 Z N M ?f4 0 L ?f4 150">
            <draw:equation draw:name="f0" draw:formula="$0+150"/>
            <draw:equation draw:name="f1" draw:formula="$0+75"/>
            <draw:equation draw:name="f2" draw:formula="$0+30"/>
            <draw:equation draw:name="f3" draw:formula="$0+120"/>
            <draw:equation draw:name="f4" draw:formula="$0"/>
            <draw:handle draw:handle-position="$0 0" draw:handle-range-x-minimum="400"/>
          </draw:enhanced-geometry>
        </draw:custom-shape>
        <draw:custom-shape draw:name="Frame" draw:style-name="gr1" draw:text-style-name="P2" draw:layer="layout" svg:width="4cm" svg:height="2cm" svg:x="10.5cm" svg:y="6cm">
          <text:p text:style-name="P1">Frame</text:p>
          <draw:enhanced-geometry svg:viewBox="0 0 1000 500" draw:text-areas="$0 0 $1 40" draw:type="NonPrimitive" draw:modifiers="40 400" draw:enhanced-path="M $0 40 L 0 40 0 500 1000 500 1000 40 $1 40 F N">
            <draw:handle draw:handle-position="$0 40" draw:handle-range-x-minimum="0" draw:handle-range-x-maximum="$1"/>
            <draw:handle draw:handle-position="$1 40" draw:handle-range-x-minimum="$0" draw:handle-range-x-maximum="1000"/>
          </draw:enhanced-geometry>
        </draw:custom-shape>
        <draw:custom-shape draw:name="WindowClose" draw:style-name="MintGray" draw:layer="layout" svg:width="0.21cm" svg:height="0.21cm" svg:x="1cm" svg:y="25cm">
          <text:p/>
          <draw:enhanced-geometry svg:viewBox="0 0 1000 1000" draw:type="NonPrimitive" draw:enhanced-path="M 0 0 L 1000 0 1000 1000 0 1000 F Z N M 100 100 L 900 900 N M 100 900 L 900 100 N"/>
        </draw:custom-shape>
        <draw:frame draw:style-name="gr3" draw:text-style-name="P5" draw:layer="layout" svg:width="2.5cm" svg:height="0.484cm" svg:x="2cm" svg:y="25cm">
          <draw:text-box>
            <text:p text:style-name="P4">Window Close</text:p>
          </draw:text-box>
        </draw:frame>
        <draw:custom-shape draw:name="WindowRestore" draw:style-name="MintGray" draw:layer="layout" svg:width="0.21cm" svg:height="0.21cm" svg:x="1cm" svg:y="26cm">
          <text:p/>
          <draw:enhanced-geometry svg:viewBox="0 0 1000 1000" draw:type="NonPrimitive" draw:enhanced-path="M 0 0 L 1000 0 1000 1000 0 1000 F Z N M 200 300 L 700 300 700 800 200 800 Z F N M 300 300 L 300 200 800 200 800 700 700 700 F N"/>
        </draw:custom-shape>
        <draw:frame draw:style-name="gr3" draw:text-style-name="P5" draw:layer="layout" svg:width="2.5cm" svg:height="0.484cm" svg:x="2cm" svg:y="26cm">
          <draw:text-box>
            <text:p text:style-name="P4">Window Restore</text:p>
          </draw:text-box>
        </draw:frame>
        <draw:custom-shape draw:name="WindowMaximize" draw:style-name="MintGray" draw:layer="layout" svg:width="0.21cm" svg:height="0.21cm" svg:x="5cm" svg:y="25cm">
          <text:p/>
          <draw:enhanced-geometry svg:viewBox="0 0 1000 1000" draw:type="NonPrimitive" draw:enhanced-path="M 0 0 L 1000 0 1000 1000 0 1000 F Z N M 200 200 L 800 200 N F"/>
        </draw:custom-shape>
        <draw:frame draw:style-name="gr3" draw:text-style-name="P5" draw:layer="layout" svg:width="3.5cm" svg:height="0.484cm" svg:x="6cm" svg:y="25cm">
          <draw:text-box>
            <text:p text:style-name="P4">Window Maximize</text:p>
          </draw:text-box>
        </draw:frame>
        <draw:custom-shape draw:name="WindowMinimize" draw:style-name="MintGray" draw:layer="layout" svg:width="0.21cm" svg:height="0.21cm" svg:x="5cm" svg:y="26cm">
          <text:p/>
          <draw:enhanced-geometry svg:viewBox="0 0 1000 1000" draw:type="NonPrimitive" draw:enhanced-path="M 0 0 L 1000 0 1000 1000 0 1000 F Z N M 200 800 L 800 800 N F"/>
        </draw:custom-shape>
        <draw:frame draw:style-name="gr3" draw:text-style-name="P5" draw:layer="layout" svg:width="3.5cm" svg:height="0.484cm" svg:x="6cm" svg:y="26cm">
          <draw:text-box>
            <text:p text:style-name="P4">Window Minimize</text:p>
          </draw:text-box>
        </draw:frame>
      </draw:page>
      <draw:page draw:name="Accounts" draw:style-name="dp1" draw:master-page-name="Default">
        <office:forms form:automatic-focus="false" form:apply-design-mode="false"/>
        <draw:custom-shape draw:name="Window_0" draw:style-name="gr11" draw:text-style-name="P1" draw:layer="layout" svg:width="19.584cm" svg:height="17.521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tabConcatenate" draw:style-name="gr12" draw:text-style-name="P7" draw:layer="layout" svg:width="17.255cm" svg:height="12.771cm" svg:x="2.006cm" svg:y="3.263cm">
          <text:p text:style-name="P6">Accounts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listFilesToInclude" draw:style-name="gr13" draw:layer="layout" svg:width="11.4cm" svg:height="3.568cm" svg:x="6.091cm" svg:y="8.065cm">
          <text:p/>
          <draw:enhanced-geometry svg:viewBox="0 0 1000 130" draw:text-areas="0 0 1000 130" draw:type="NonPrimitive" draw:enhanced-path="M 0 0 L 1000 0 1000 130 0 130 Z N"/>
        </draw:custom-shape>
        <draw:custom-shape draw:name="accounts_btn_save" draw:style-name="gr14" draw:text-style-name="P1" draw:layer="layout" svg:width="2cm" svg:height="0.75cm" svg:x="6.219cm" svg:y="12.243cm">
          <text:p text:style-name="P1">Save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CheckboxSetEnabled_0" draw:style-name="gr15" draw:text-style-name="P3" draw:layer="layout" svg:width="0.35cm" svg:height="0.35cm" svg:x="13.877cm" svg:y="9.306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TextEntryDisabled_0" draw:style-name="gr16" draw:text-style-name="P5" draw:layer="layout" svg:width="2.5cm" svg:height="0.6cm" svg:x="6.742cm" svg:y="8.254cm">
          <text:p text:style-name="P5">Number</text:p>
          <draw:enhanced-geometry svg:viewBox="0 0 1000 130" draw:text-areas="0 0 1000 130" draw:type="NonPrimitive" draw:enhanced-path="M 0 0 L 1000 0 1000 130 0 130 Z N"/>
        </draw:custom-shape>
        <draw:custom-shape draw:name="TextEntryEnabled_2" draw:style-name="gr17" draw:text-style-name="P5" draw:layer="layout" svg:width="2.622cm" svg:height="0.6cm" svg:x="6.694cm" svg:y="9.23cm">
          <text:p text:style-name="P5">123456789</text:p>
          <draw:enhanced-geometry svg:viewBox="0 0 1000 130" draw:text-areas="0 0 1000 130" draw:type="NonPrimitive" draw:enhanced-path="M 0 0 L 1000 0 1000 130 0 130 Z N"/>
        </draw:custom-shape>
        <draw:custom-shape draw:name="TextEntryDisabled_2" draw:style-name="gr16" draw:text-style-name="P5" draw:layer="layout" svg:width="2.5cm" svg:height="0.6cm" svg:x="9.807cm" svg:y="8.199cm">
          <text:p text:style-name="P5">Description</text:p>
          <draw:enhanced-geometry svg:viewBox="0 0 1000 130" draw:text-areas="0 0 1000 130" draw:type="NonPrimitive" draw:enhanced-path="M 0 0 L 1000 0 1000 130 0 130 Z N"/>
        </draw:custom-shape>
        <draw:custom-shape draw:name="TextEntryEnabled_0" draw:style-name="gr17" draw:text-style-name="P5" draw:layer="layout" svg:width="2.622cm" svg:height="0.6cm" svg:x="9.759cm" svg:y="9.175cm">
          <text:p text:style-name="P5">Personal</text:p>
          <draw:enhanced-geometry svg:viewBox="0 0 1000 130" draw:text-areas="0 0 1000 130" draw:type="NonPrimitive" draw:enhanced-path="M 0 0 L 1000 0 1000 130 0 130 Z N"/>
        </draw:custom-shape>
        <draw:custom-shape draw:name="CheckboxSetEnabled_1" draw:style-name="gr15" draw:text-style-name="P3" draw:layer="layout" svg:width="0.35cm" svg:height="0.35cm" svg:x="13.878cm" svg:y="8.507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accounts_btnDelete" draw:style-name="gr14" draw:text-style-name="P1" draw:layer="layout" svg:width="2cm" svg:height="0.75cm" svg:x="9.226cm" svg:y="12.243cm">
          <text:p text:style-name="P1">Delete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accounts_btn_add" draw:style-name="gr14" draw:text-style-name="P1" draw:layer="layout" svg:width="2cm" svg:height="0.75cm" svg:x="12.233cm" svg:y="12.243cm">
          <text:p text:style-name="P1">Add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accounts_btn_revert" draw:style-name="gr14" draw:text-style-name="P1" draw:layer="layout" svg:width="2cm" svg:height="0.75cm" svg:x="15.24cm" svg:y="12.243cm">
          <text:p text:style-name="P1">Revert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accounts_buttons_hbox" draw:style-name="gr18" draw:text-style-name="P3" draw:layer="layout" svg:width="11.465cm" svg:height="1.256cm" svg:x="6.067cm" svg:y="12.026cm">
          <text:p/>
          <draw:enhanced-geometry svg:viewBox="0 0 21600 21600" draw:type="rectangle" draw:enhanced-path="M 0 0 L 21600 0 21600 21600 0 21600 0 0 Z N"/>
        </draw:custom-shape>
        <draw:custom-shape draw:name="accounts_top_vbox" draw:style-name="gr19" draw:text-style-name="P3" draw:layer="layout" svg:width="12.16cm" svg:height="5.799cm" svg:x="5.8cm" svg:y="7.67cm">
          <text:p/>
          <draw:enhanced-geometry svg:viewBox="0 0 21600 21600" draw:type="rectangle" draw:enhanced-path="M 0 0 L 21600 0 21600 21600 0 21600 0 0 Z N"/>
        </draw:custom-shape>
      </draw:page>
      <draw:page draw:name="Slip" draw:style-name="dp1" draw:master-page-name="Default">
        <office:forms form:automatic-focus="false" form:apply-design-mode="false"/>
        <draw:custom-shape draw:name="Window_1" draw:style-name="gr11" draw:text-style-name="P1" draw:layer="layout" svg:width="19.584cm" svg:height="17.521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tabConcatenate_0" draw:style-name="gr12" draw:text-style-name="P7" draw:layer="layout" svg:width="17.255cm" svg:height="12.771cm" svg:x="2.006cm" svg:y="3.263cm">
          <text:p text:style-name="P6">Slip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listFilesToInclude_0" draw:style-name="gr20" draw:layer="layout" svg:width="4.994cm" svg:height="2.712cm" svg:x="2.749cm" svg:y="7.091cm">
          <text:p/>
          <draw:enhanced-geometry svg:viewBox="0 0 1000 130" draw:text-areas="0 0 1000 130" draw:type="NonPrimitive" draw:enhanced-path="M 0 0 L 1000 0 1000 130 0 130 Z N"/>
        </draw:custom-shape>
        <draw:custom-shape draw:name="btnChoose_2" draw:style-name="gr14" draw:text-style-name="P1" draw:layer="layout" svg:width="2cm" svg:height="0.75cm" svg:x="7.261cm" svg:y="11.831cm">
          <text:p text:style-name="P1">Print</text:p>
          <draw:enhanced-geometry svg:viewBox="0 0 1000 375" draw:mirror-horizontal="false" draw:mirror-vertical="false" draw:text-areas="100 37 900 338" draw:type="NonPrimitive" draw:enhanced-path="M 25 0 L 975 0 X 1000 25 L 1000 350 Y 975 375 L 25 375 X 0 350 L 0 25 Y 25 0 Z N"/>
        </draw:custom-shape>
        <draw:custom-shape draw:name="CheckboxSetEnabled_2" draw:style-name="gr15" draw:text-style-name="P3" draw:layer="layout" svg:width="0.35cm" svg:height="0.35cm" svg:x="6.335cm" svg:y="8.332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TextEntryDisabled_1" draw:style-name="gr16" draw:text-style-name="P5" draw:layer="layout" svg:width="2.5cm" svg:height="0.6cm" svg:x="3.4cm" svg:y="7.28cm">
          <text:p text:style-name="P5">Amount</text:p>
          <draw:enhanced-geometry svg:viewBox="0 0 1000 130" draw:text-areas="0 0 1000 130" draw:type="NonPrimitive" draw:enhanced-path="M 0 0 L 1000 0 1000 130 0 130 Z N"/>
        </draw:custom-shape>
        <draw:custom-shape draw:name="TextEntryEnabled_1" draw:style-name="gr17" draw:text-style-name="P5" draw:layer="layout" svg:width="2.622cm" svg:height="0.6cm" svg:x="3.352cm" svg:y="8.256cm">
          <text:p text:style-name="P5">125.75</text:p>
          <draw:enhanced-geometry svg:viewBox="0 0 1000 130" draw:text-areas="0 0 1000 130" draw:type="NonPrimitive" draw:enhanced-path="M 0 0 L 1000 0 1000 130 0 130 Z N"/>
        </draw:custom-shape>
        <draw:custom-shape draw:name="CheckboxSetEnabled_3" draw:style-name="gr15" draw:text-style-name="P3" draw:layer="layout" svg:width="0.35cm" svg:height="0.35cm" svg:x="6.336cm" svg:y="7.533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btnChoose_3" draw:style-name="gr14" draw:text-style-name="P1" draw:layer="layout" svg:width="2cm" svg:height="0.75cm" svg:x="2.529cm" svg:y="11.882cm">
          <text:p text:style-name="P1">Delete</text:p>
          <draw:enhanced-geometry svg:viewBox="0 0 1000 375" draw:mirror-horizontal="false" draw:mirror-vertical="false" draw:text-areas="100 37 900 338" draw:type="NonPrimitive" draw:enhanced-path="M 25 0 L 975 0 X 1000 25 L 1000 350 Y 975 375 L 25 375 X 0 350 L 0 25 Y 25 0 Z N"/>
        </draw:custom-shape>
        <draw:custom-shape draw:name="btnChoose_4" draw:style-name="gr14" draw:text-style-name="P1" draw:layer="layout" svg:width="2cm" svg:height="0.75cm" svg:x="4.84cm" svg:y="11.854cm">
          <text:p text:style-name="P1">Add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listFilesToInclude_1" draw:style-name="gr21" draw:layer="layout" svg:width="8.606cm" svg:height="2.405cm" svg:x="10.305cm" svg:y="7.287cm">
          <text:p/>
          <draw:enhanced-geometry svg:viewBox="0 0 1000 130" draw:text-areas="0 0 1000 130" draw:type="NonPrimitive" draw:enhanced-path="M 0 0 L 1000 0 1000 130 0 130 Z N"/>
        </draw:custom-shape>
        <draw:custom-shape draw:name="TextEntryEnabled_3" draw:style-name="gr17" draw:text-style-name="P5" draw:layer="layout" svg:width="2.622cm" svg:height="0.6cm" svg:x="3.019cm" svg:y="10.513cm">
          <text:p text:style-name="P5">Total</text:p>
          <draw:enhanced-geometry svg:viewBox="0 0 1000 130" draw:text-areas="0 0 1000 130" draw:type="NonPrimitive" draw:enhanced-path="M 0 0 L 1000 0 1000 130 0 130 Z N"/>
        </draw:custom-shape>
        <draw:custom-shape draw:name="TextEntryEnabled_4" draw:style-name="gr17" draw:text-style-name="P5" draw:layer="layout" svg:width="2.622cm" svg:height="0.6cm" svg:x="6.056cm" svg:y="10.486cm">
          <text:p text:style-name="P5">13451.25</text:p>
          <draw:enhanced-geometry svg:viewBox="0 0 1000 130" draw:text-areas="0 0 1000 130" draw:type="NonPrimitive" draw:enhanced-path="M 0 0 L 1000 0 1000 130 0 130 Z N"/>
        </draw:custom-shape>
        <draw:custom-shape draw:name="ListBox_0" draw:style-name="gr22" draw:text-style-name="P2" draw:layer="layout" svg:width="4cm" svg:height="0.6cm" svg:x="6.074cm" svg:y="5.775cm">
          <text:p text:style-name="P2">1234584</text:p>
          <draw:enhanced-geometry svg:viewBox="0 0 1000 150" draw:text-areas="0 0 870 150" draw:type="NonPrimitive" draw:modifiers="850" draw:enhanced-path="M 0 0 L ?f0 0 ?f0 150 0 150 F Z N M ?f2 50 L ?f3 50 ?f1 100 Z N M ?f4 0 L ?f4 150">
            <draw:equation draw:name="f0" draw:formula="$0+150"/>
            <draw:equation draw:name="f1" draw:formula="$0+75"/>
            <draw:equation draw:name="f2" draw:formula="$0+30"/>
            <draw:equation draw:name="f3" draw:formula="$0+120"/>
            <draw:equation draw:name="f4" draw:formula="$0"/>
            <draw:handle draw:handle-position="$0 0" draw:handle-range-x-minimum="400"/>
          </draw:enhanced-geometry>
        </draw:custom-shape>
        <draw:custom-shape draw:name="TextEntryEnabled_5" draw:style-name="gr23" draw:text-style-name="P5" draw:layer="layout" svg:width="3.386cm" svg:height="0.6cm" svg:x="2.312cm" svg:y="5.808cm">
          <text:p text:style-name="P5">Deposit to account</text:p>
          <draw:enhanced-geometry svg:viewBox="0 0 1000 130" draw:text-areas="0 0 1000 130" draw:type="NonPrimitive" draw:enhanced-path="M 0 0 L 1000 0 1000 130 0 13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ocusDots" draw:style="rect" draw:dots1="1" draw:dots1-length="0.1cm" draw:dots2="1" draw:dots2-length="0.1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Tahoma" style:font-size-asian="24pt" style:language-asian="he" style:country-asian="IL" style:font-name-complex="Tahoma" style:font-size-complex="24pt" style:language-complex="he" style:country-complex="IL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padding-top="0cm" fo:padding-bottom="0cm" fo:padding-left="0cm" fo:padding-right="0cm"/>
      <style:text-properties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ocus_20_indicator" style:display-name="Focus indicator" style:family="graphic" style:parent-style-name="standard">
      <style:graphic-properties draw:stroke="dash" draw:stroke-dash="FocusDots" svg:stroke-width="0.01cm" svg:stroke-color="#000000" draw:marker-start-width="0.1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/>
      <style:text-properties fo:font-size="9pt"/>
    </style:style>
    <style:style style:name="Command_20_button_20_enabled" style:display-name="Command button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no-wrap"/>
      <style:paragraph-properties fo:text-align="center"/>
      <style:text-properties fo:font-size="9pt"/>
    </style:style>
    <style:style style:name="Text_20_entry_20_enabled" style:display-name="Text entry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no-wrap"/>
      <style:text-properties fo:font-size="9pt"/>
    </style:style>
    <style:style style:name="Tab_20_active" style:display-name="Tab active" style:family="graphic" style:parent-style-name="standard">
      <style:graphic-properties draw:stroke="solid" draw:fill="solid" draw:fill-color="#d6d6d6" draw:secondary-fill-color="#c3c3c3" draw:auto-grow-height="false" draw:auto-grow-width="false" fo:padding-top="0cm" fo:padding-bottom="0cm" fo:padding-left="0.1cm" fo:padding-right="0.1cm" fo:wrap-option="no-wrap"/>
      <style:text-properties fo:font-size="9pt"/>
    </style:style>
    <style:style style:name="Radio_20_button" style:display-name="Radio button" style:family="graphic" style:parent-style-name="standard">
      <style:graphic-properties draw:stroke="solid" draw:fill="solid" draw:fill-color="#000000" draw:secondary-fill-color="#0099aa" fo:padding-top="0cm" fo:padding-bottom="0cm" fo:padding-left="0cm" fo:padding-right="0cm"/>
      <style:text-properties fo:font-size="9pt"/>
    </style:style>
    <style:style style:name="MintGray" style:family="graphic" style:parent-style-name="standard">
      <style:graphic-properties draw:stroke-dash="Dashed_20__28_var_29__20_2" draw:fill-color="#c3c3c3" draw:fill-gradient-name="Gradient_20_7" draw:fill-hatch-name="Hatch_20_1" draw:fill-image-name="Bitmape_20_1" draw:fill-image-width="0cm" draw:fill-image-height="0cm" draw:textarea-vertical-align="middle" draw:auto-grow-height="false" fo:wrap-option="no-wrap"/>
      <style:text-properties style:use-window-font-color="true" loext:opacity="0%" style:font-name="Arial1" fo:font-family="Arial" style:font-family-generic="swiss" style:font-pitch="variable" fo:font-size="9pt" style:font-size-asian="9pt" style:font-size-complex="9pt" style:language-complex="he" style:country-complex="IL"/>
    </style:style>
    <style:style style:name="UIBlack" style:family="graphic" style:parent-style-name="standard">
      <style:graphic-properties draw:stroke-dash="Dashed_20__28_var_29__20_2" draw:fill-color="#000000" draw:fill-gradient-name="Gradient_20_9" draw:fill-hatch-name="Hatching_20_1" draw:fill-image-name="Bitmape_20_1" draw:fill-image-width="0cm" draw:fill-image-height="0cm" draw:textarea-vertical-align="middle" draw:auto-grow-height="false" fo:wrap-option="no-wrap"/>
      <style:paragraph-properties style:writing-mode="lr-tb"/>
      <style:text-properties fo:color="#000000" loext:opacity="100%" style:font-name="Arial1" fo:font-family="Arial" style:font-family-generic="swiss" style:font-pitch="variable" fo:font-size="9pt" style:font-size-asian="9pt" style:font-size-complex="9pt" style:language-complex="he" style:country-complex="IL"/>
    </style:style>
    <style:style style:name="Thick_20_line" style:display-name="Thick line" style:family="graphic" style:parent-style-name="standard">
      <style:graphic-properties draw:stroke="solid" svg:stroke-width="0.035cm" draw:auto-grow-height="true" fo:wrap-option="no-wrap"/>
    </style:style>
    <style:style style:name="Text_20_entry_20_disabled" style:display-name="Text entry disabled" style:family="graphic" style:parent-style-name="standard">
      <style:graphic-properties draw:stroke-dash="Dashed_20__28_var_29__20_2" draw:fill-color="#cccccc" draw:textarea-vertical-align="middle" draw:auto-grow-height="false" fo:padding-top="0cm" fo:padding-bottom="0cm" fo:padding-left="0.1cm" fo:padding-right="0.1cm" fo:wrap-option="no-wrap"/>
      <style:text-properties style:use-window-font-color="true" loext:opacity="0%" fo:font-size="9pt" style:font-size-asian="9pt" style:font-size-complex="9pt" style:language-complex="he" style:country-complex="IL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47f78053abe362b9384784d31a6e56f8511eb1c1</meta:generator>
    <dc:title>Custom OO Shapes - http://www.lautman.net/mark/coo/index.html</dc:title>
    <dc:subject>Basic Network Shapes</dc:subject>
    <meta:initial-creator>Mark Lautman</meta:initial-creator>
    <meta:creation-date>2006-03-28T15:50:15</meta:creation-date>
    <dc:creator>abba </dc:creator>
    <dc:date>2021-10-29T10:05:51.706773697</dc:date>
    <dc:language>en-US</dc:language>
    <meta:editing-cycles>30</meta:editing-cycles>
    <meta:editing-duration>PT3H10M28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